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7.419cm" fo:min-width="14.1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4.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  <style:paragraph-properties style:writing-mode="lr-tb"/>
    </style:style>
    <style:style style:name="gr6" style:family="graphic" style:parent-style-name="objectwithoutfill">
      <style:graphic-properties draw:marker-end="Arrow" draw:fill="solid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7.75cm" fo:min-width="21.1cm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7.0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85cm" fo:min-width="7.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65cm" fo:min-width="6.8cm"/>
      <style:paragraph-properties style:writing-mode="lr-tb"/>
    </style:style>
    <style:style style:name="gr11" style:family="graphic" style:parent-style-name="objectwithoutfill">
      <style:graphic-properties draw:marker-start="Arrow" draw:marker-end="Arrow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55cm" fo:min-width="11.9cm"/>
      <style:paragraph-properties style:writing-mode="lr-tb"/>
    </style:style>
    <style:style style:name="gr13" style:family="graphic" style:parent-style-name="objectwithoutfill">
      <style:graphic-properties draw:marker-end="Rounded_20_large_20_Arrow" draw:fill="solid" draw:textarea-vertical-align="middle"/>
    </style:style>
    <style:style style:name="gr14" style:family="graphic" style:parent-style-name="objectwithoutfill">
      <style:graphic-properties draw:marker-end="Small_20_Arrow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5.05cm" fo:min-width="34.7cm"/>
      <style:paragraph-properties style:writing-mode="lr-tb"/>
    </style:style>
    <style:style style:name="gr18" style:family="graphic" style:parent-style-name="objectwithoutfill">
      <style:graphic-properties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5cm" svg:height="1.8cm" svg:x="3.5cm" svg:y="9.2cm">
          <text:p text:style-name="P1">生成模型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6cm" svg:height="7.669cm" svg:x="3.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3cm" svg:height="2.1cm" svg:x="3.5cm" svg:y="5.6cm">
          <text:p text:style-name="P1">搜索空间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cm" svg:height="2cm" svg:x="10.8cm" svg:y="5.5cm">
          <text:p text:style-name="P1">搜索算法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86cm" svg:height="0.962cm" svg:x="8.8cm" svg:y="3.6cm">
          <draw:text-box>
            <text:p>AutoML</text:p>
          </draw:text-box>
        </draw:frame>
        <draw:line draw:style-name="gr6" draw:text-style-name="P4" draw:layer="layout" svg:x1="10.8cm" svg:y1="6.6cm" svg:x2="8.8cm" svg:y2="6.6cm">
          <text:p/>
        </draw:line>
        <draw:line draw:style-name="gr6" draw:text-style-name="P4" draw:layer="layout" svg:x1="6.2cm" svg:y1="7.8cm" svg:x2="6.2cm" svg:y2="9.2cm">
          <text:p/>
        </draw:line>
        <draw:custom-shape draw:style-name="gr7" draw:text-style-name="P2" draw:layer="layout" svg:width="21.6cm" svg:height="8cm" draw:transform="skewX (-0.00209439510239319) rotate (-0.00209439510239331) translate (3cm 15.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8cm" svg:height="2.1cm" draw:transform="skewX (0.0378736447682769) translate (4.42cm 16.2cm)">
          <text:p text:style-name="P1">上位机测试模型复杂度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4cm" svg:height="2.1cm" svg:x="14.5cm" svg:y="16.2cm">
          <text:p text:style-name="P1">下位机运行验证是否符合条件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3cm" svg:height="2.9cm" svg:x="27.7cm" svg:y="15.8cm">
          <text:p text:style-name="P1">将QPS控制在60左右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3cm" svg:y1="17.3cm" svg:x2="27.8cm" svg:y2="17.3cm">
          <text:p/>
        </draw:line>
        <draw:custom-shape draw:style-name="gr12" draw:text-style-name="P1" draw:layer="layout" svg:width="12.4cm" svg:height="2.8cm" svg:x="7cm" svg:y="20.2cm">
          <text:p text:style-name="P1">根据规则计算反馈得分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5cm" svg:y1="18.4cm" svg:x2="12.9cm" svg:y2="20.1cm">
          <text:p/>
        </draw:line>
        <draw:line draw:style-name="gr6" draw:text-style-name="P4" draw:layer="layout" svg:x1="16.9cm" svg:y1="18.6cm" svg:x2="13.4cm" svg:y2="20.1cm">
          <text:p/>
        </draw:line>
        <draw:line draw:style-name="gr13" draw:text-style-name="P4" draw:layer="layout" svg:x1="6.7cm" svg:y1="11.5cm" svg:x2="6.7cm" svg:y2="16.1cm">
          <text:p/>
        </draw:line>
        <draw:line draw:style-name="gr14" draw:text-style-name="P4" draw:layer="layout" svg:x1="6.8cm" svg:y1="11.6cm" svg:x2="18.2cm" svg:y2="16cm">
          <text:p/>
        </draw:line>
        <draw:frame draw:style-name="gr15" draw:text-style-name="P3" draw:layer="layout" svg:width="1.772cm" svg:height="1.17cm" svg:x="25.8cm" svg:y="21.3cm">
          <draw:text-box>
            <text:p>环境</text:p>
          </draw:text-box>
        </draw:frame>
        <draw:line draw:style-name="gr16" draw:text-style-name="P4" draw:layer="layout" svg:x1="19.6cm" svg:y1="20.7cm" svg:x2="38cm" svg:y2="20.7cm">
          <text:p/>
        </draw:line>
        <draw:line draw:style-name="gr16" draw:text-style-name="P4" draw:layer="layout" svg:x1="38cm" svg:y1="20.8cm" svg:x2="38cm" svg:y2="6.4cm">
          <text:p/>
        </draw:line>
        <draw:line draw:style-name="gr13" draw:text-style-name="P4" draw:layer="layout" svg:x1="38cm" svg:y1="6.5cm" svg:x2="16.7cm" svg:y2="6.5cm">
          <text:p/>
        </draw:line>
        <draw:frame draw:style-name="gr15" draw:text-style-name="P3" draw:layer="layout" svg:width="4.815cm" svg:height="1.17cm" svg:x="29.6cm" svg:y="7.33cm">
          <draw:text-box>
            <text:p>强化学习/反馈</text:p>
          </draw:text-box>
        </draw:frame>
        <draw:custom-shape draw:style-name="gr17" draw:text-style-name="P2" draw:layer="layout" svg:width="35.2cm" svg:height="5.3cm" svg:x="3cm" svg:y="27.6cm">
          <text:p text:style-name="P1">选取符合下位机运行规则的模型中复杂度最高的模型，将该模型的复杂度作为对该嵌入式智能系统的评分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0.2cm" svg:y1="24.3cm" svg:x2="20.2cm" svg:y2="27.4cm">
          <text:p/>
        </draw:line>
        <draw:frame draw:style-name="gr15" draw:text-style-name="P3" draw:layer="layout" svg:width="3.042cm" svg:height="1.17cm" svg:x="20.6cm" svg:y="25cm">
          <draw:text-box>
            <text:p>多次迭代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1cm" fo:page-height="3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23:04:32.612492298</meta:creation-date>
    <dc:date>2021-10-18T23:34:47.289098031</dc:date>
    <meta:editing-duration>PT9M44S</meta:editing-duration>
    <meta:editing-cycles>1</meta:editing-cycles>
    <meta:generator>LibreOffice/6.4.7.2$Linux_X86_64 LibreOffice_project/40$Build-2</meta:generator>
    <meta:document-statistic meta:object-count="25"/>
  </office:meta>
</office:document-meta>
</file>